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1a1a1a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441in" svg:height="4.2177in" svg:x="1.9909in" svg:y="5.2811in">
            <draw:object draw:notify-on-update-of-ranges="Sheet1.E2:Sheet1.E2 Sheet1.E3:Sheet1.E3 Sheet1.B17:Sheet1.B17 Sheet1.C17:Sheet1.C17 Sheet1.B13:Sheet1.B16 Sheet1.C13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>
            <text:p>Input Forces</text:p>
          </table:table-cell>
          <table:table-cell table:number-columns-repeated="2"/>
          <table:table-cell office:value-type="string">
            <text:p>Force location</text:p>
          </table:table-cell>
          <table:table-cell table:number-columns-repeated="16"/>
        </table:table-row>
        <table:table-row table:style-name="ro2">
          <table:table-cell office:value-type="string">
            <text:p>Fx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Xf</text:p>
          </table:table-cell>
          <table:table-cell office:value-type="float" office:value="1.5">
            <text:p>1.5</text:p>
          </table:table-cell>
          <table:table-cell table:number-columns-repeated="15"/>
        </table:table-row>
        <table:table-row table:style-name="ro2">
          <table:table-cell office:value-type="string">
            <text:p>Fy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Yf</text:p>
          </table:table-cell>
          <table:table-cell office:value-type="float" office:value="-3">
            <text:p>-3</text:p>
          </table:table-cell>
          <table:table-cell table:number-columns-repeated="15"/>
        </table:table-row>
        <table:table-row table:style-name="ro2">
          <table:table-cell office:value-type="string">
            <text:p>Mz</text:p>
          </table:table-cell>
          <table:table-cell office:value-type="float" office:value="1234">
            <text:p>1234</text:p>
          </table:table-cell>
          <table:table-cell table:number-columns-repeated="18"/>
        </table:table-row>
        <table:table-row table:style-name="ro1" table:number-rows-repeated="5">
          <table:table-cell table:number-columns-repeated="20"/>
        </table:table-row>
        <table:table-row table:style-name="ro3" table:number-rows-repeated="2">
          <table:table-cell table:number-columns-repeated="20"/>
        </table:table-row>
        <table:table-row table:style-name="ro2">
          <table:table-cell office:value-type="string">
            <text:p>Bolt</text:p>
          </table:table-cell>
          <table:table-cell office:value-type="string">
            <text:p>x location</text:p>
          </table:table-cell>
          <table:table-cell office:value-type="string">
            <text:p>y location</text:p>
          </table:table-cell>
          <table:table-cell office:value-type="string">
            <text:p>Rx</text:p>
          </table:table-cell>
          <table:table-cell office:value-type="string">
            <text:p>Ry</text:p>
          </table:table-cell>
          <table:table-cell office:value-type="string">
            <text:p>R^2</text:p>
          </table:table-cell>
          <table:table-cell office:value-type="string">
            <text:p>R</text:p>
          </table:table-cell>
          <table:table-cell office:value-type="string">
            <text:p>R/sumR^2</text:p>
          </table:table-cell>
          <table:table-cell office:value-type="string">
            <text:p>Ft</text:p>
          </table:table-cell>
          <table:table-cell office:value-type="string">
            <text:p>Rx/R</text:p>
          </table:table-cell>
          <table:table-cell office:value-type="string">
            <text:p>Ry/R</text:p>
          </table:table-cell>
          <table:table-cell office:value-type="string">
            <text:p>Pfx</text:p>
          </table:table-cell>
          <table:table-cell office:value-type="string">
            <text:p>Pfy</text:p>
          </table:table-cell>
          <table:table-cell office:value-type="string">
            <text:p>Pmx</text:p>
          </table:table-cell>
          <table:table-cell office:value-type="string">
            <text:p>Pmy</text:p>
          </table:table-cell>
          <table:table-cell office:value-type="string">
            <text:p>Px</text:p>
          </table:table-cell>
          <table:table-cell office:value-type="string">
            <text:p>Py</text:p>
          </table:table-cell>
          <table:table-cell office:value-type="string">
            <text:p>Pxy</text:p>
          </table:table-cell>
          <table:table-cell office:value-type="string">
            <text:p>Mpx</text:p>
          </table:table-cell>
          <table:table-cell office:value-type="string">
            <text:p>Mp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formula="of:=([.B13]-[.$B$17])" office:value-type="float" office:value="-0.75">
            <text:p>-0.75</text:p>
          </table:table-cell>
          <table:table-cell table:formula="of:=[.C13]-[.$C$17]" office:value-type="float" office:value="-2">
            <text:p>-2</text:p>
          </table:table-cell>
          <table:table-cell table:style-name="ce2" table:formula="of:=[.D13]^2+[.E13]^2" office:value-type="float" office:value="4.5625">
            <text:p>4.56</text:p>
          </table:table-cell>
          <table:table-cell table:style-name="ce2" table:formula="of:=SQRT([.F13])" office:value-type="float" office:value="2.13600093632938">
            <text:p>2.14</text:p>
          </table:table-cell>
          <table:table-cell table:style-name="ce2" table:formula="of:=[.G13]/[.$F$17]" office:value-type="float" office:value="0.244114392723358">
            <text:p>0.24</text:p>
          </table:table-cell>
          <table:table-cell table:style-name="ce2" table:formula="of:=[.$B$21]*[.H13]" office:value-type="float" office:value="-370.077419368611">
            <text:p>-370.08</text:p>
          </table:table-cell>
          <table:table-cell table:style-name="ce2" table:formula="of:=[.D13]/[.G13]" office:value-type="float" office:value="-0.351123441588392">
            <text:p>-0.35</text:p>
          </table:table-cell>
          <table:table-cell table:style-name="ce2" table:formula="of:=[.E13]/[.G13]" office:value-type="float" office:value="-0.936329177569045">
            <text:p>-0.94</text:p>
          </table:table-cell>
          <table:table-cell table:formula="of:=[.$B$2]/[.$A$17]" office:value-type="float" office:value="250">
            <text:p>250</text:p>
          </table:table-cell>
          <table:table-cell table:formula="of:=[.$B$3]/[.$A$17]" office:value-type="float" office:value="750">
            <text:p>750</text:p>
          </table:table-cell>
          <table:table-cell table:style-name="ce2" table:formula="of:=-[.I13]*[.K13]" office:value-type="float" office:value="-346.514285714286">
            <text:p>-346.51</text:p>
          </table:table-cell>
          <table:table-cell table:style-name="ce2" table:formula="of:=[.I13]*[.J13]" office:value-type="float" office:value="129.942857142857">
            <text:p>129.94</text:p>
          </table:table-cell>
          <table:table-cell table:style-name="ce2" table:formula="of:=[.L13]+[.N13]" office:value-type="float" office:value="-96.5142857142857">
            <text:p>-96.51</text:p>
          </table:table-cell>
          <table:table-cell table:style-name="ce2" table:formula="of:=[.M13]+[.O13]" office:value-type="float" office:value="879.942857142857">
            <text:p>879.94</text:p>
          </table:table-cell>
          <table:table-cell table:style-name="ce2" table:formula="of:=SQRT([.P13]^2+[.Q13]^2)" office:value-type="float" office:value="885.21999479433">
            <text:p>885.22</text:p>
          </table:table-cell>
          <table:table-cell table:style-name="ce2" table:formula="of:=-[.P13]*([.C13]-[.$E$3])" office:value-type="float" office:value="193.028571428571">
            <text:p>193.03</text:p>
          </table:table-cell>
          <table:table-cell table:style-name="ce2" table:formula="of:=[.Q13]*([.B13]-[.$E$2])" office:value-type="float" office:value="1319.91428571429">
            <text:p>1319.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14]-[.$B$17])" office:value-type="float" office:value="-0.75">
            <text:p>-0.75</text:p>
          </table:table-cell>
          <table:table-cell table:formula="of:=[.C14]-[.$C$17]" office:value-type="float" office:value="0">
            <text:p>0</text:p>
          </table:table-cell>
          <table:table-cell table:style-name="ce2" table:formula="of:=[.D14]^2+[.E14]^2" office:value-type="float" office:value="0.5625">
            <text:p>0.56</text:p>
          </table:table-cell>
          <table:table-cell table:style-name="ce2" table:formula="of:=SQRT([.F14])" office:value-type="float" office:value="0.75">
            <text:p>0.75</text:p>
          </table:table-cell>
          <table:table-cell table:style-name="ce2" table:formula="of:=[.G14]/[.$F$17]" office:value-type="float" office:value="0.0857142857142857">
            <text:p>0.09</text:p>
          </table:table-cell>
          <table:table-cell table:style-name="ce2" table:formula="of:=[.$B$21]*[.H14]" office:value-type="float" office:value="-129.942857142857">
            <text:p>-129.94</text:p>
          </table:table-cell>
          <table:table-cell table:style-name="ce2" table:formula="of:=[.D14]/[.G14]" office:value-type="float" office:value="-1">
            <text:p>-1.00</text:p>
          </table:table-cell>
          <table:table-cell table:style-name="ce2" table:formula="of:=[.E14]/[.G14]" office:value-type="float" office:value="0">
            <text:p>0.00</text:p>
          </table:table-cell>
          <table:table-cell table:formula="of:=[.$B$2]/[.$A$17]" office:value-type="float" office:value="250">
            <text:p>250</text:p>
          </table:table-cell>
          <table:table-cell table:formula="of:=[.$B$3]/[.$A$17]" office:value-type="float" office:value="750">
            <text:p>750</text:p>
          </table:table-cell>
          <table:table-cell table:style-name="ce2" table:formula="of:=-[.I14]*[.K14]" office:value-type="float" office:value="0">
            <text:p>0.00</text:p>
          </table:table-cell>
          <table:table-cell table:style-name="ce2" table:formula="of:=[.I14]*[.J14]" office:value-type="float" office:value="129.942857142857">
            <text:p>129.94</text:p>
          </table:table-cell>
          <table:table-cell table:style-name="ce2" table:formula="of:=[.L14]+[.N14]" office:value-type="float" office:value="250">
            <text:p>250.00</text:p>
          </table:table-cell>
          <table:table-cell table:style-name="ce2" table:formula="of:=[.M14]+[.O14]" office:value-type="float" office:value="879.942857142857">
            <text:p>879.94</text:p>
          </table:table-cell>
          <table:table-cell table:style-name="ce2" table:formula="of:=SQRT([.P14]^2+[.Q14]^2)" office:value-type="float" office:value="914.767419531727">
            <text:p>914.77</text:p>
          </table:table-cell>
          <table:table-cell table:style-name="ce2" table:formula="of:=-[.P14]*([.C14]-[.$E$3])" office:value-type="float" office:value="-1000">
            <text:p>-1000.00</text:p>
          </table:table-cell>
          <table:table-cell table:style-name="ce2" table:formula="of:=[.Q14]*([.B14]-[.$E$2])" office:value-type="float" office:value="1319.91428571429">
            <text:p>1319.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B15]-[.$B$17])" office:value-type="float" office:value="0.25">
            <text:p>0.25</text:p>
          </table:table-cell>
          <table:table-cell table:formula="of:=[.C15]-[.$C$17]" office:value-type="float" office:value="1">
            <text:p>1</text:p>
          </table:table-cell>
          <table:table-cell table:style-name="ce2" table:formula="of:=[.D15]^2+[.E15]^2" office:value-type="float" office:value="1.0625">
            <text:p>1.06</text:p>
          </table:table-cell>
          <table:table-cell table:style-name="ce2" table:formula="of:=SQRT([.F15])" office:value-type="float" office:value="1.03077640640442">
            <text:p>1.03</text:p>
          </table:table-cell>
          <table:table-cell table:style-name="ce2" table:formula="of:=[.G15]/[.$F$17]" office:value-type="float" office:value="0.11780301787479">
            <text:p>0.12</text:p>
          </table:table-cell>
          <table:table-cell table:style-name="ce2" table:formula="of:=[.$B$21]*[.H15]" office:value-type="float" office:value="-178.589375098182">
            <text:p>-178.59</text:p>
          </table:table-cell>
          <table:table-cell table:style-name="ce2" table:formula="of:=[.D15]/[.G15]" office:value-type="float" office:value="0.242535625036333">
            <text:p>0.24</text:p>
          </table:table-cell>
          <table:table-cell table:style-name="ce2" table:formula="of:=[.E15]/[.G15]" office:value-type="float" office:value="0.970142500145332">
            <text:p>0.97</text:p>
          </table:table-cell>
          <table:table-cell table:formula="of:=[.$B$2]/[.$A$17]" office:value-type="float" office:value="250">
            <text:p>250</text:p>
          </table:table-cell>
          <table:table-cell table:formula="of:=[.$B$3]/[.$A$17]" office:value-type="float" office:value="750">
            <text:p>750</text:p>
          </table:table-cell>
          <table:table-cell table:style-name="ce2" table:formula="of:=-[.I15]*[.K15]" office:value-type="float" office:value="173.257142857143">
            <text:p>173.26</text:p>
          </table:table-cell>
          <table:table-cell table:style-name="ce2" table:formula="of:=[.I15]*[.J15]" office:value-type="float" office:value="-43.3142857142857">
            <text:p>-43.31</text:p>
          </table:table-cell>
          <table:table-cell table:style-name="ce2" table:formula="of:=[.L15]+[.N15]" office:value-type="float" office:value="423.257142857143">
            <text:p>423.26</text:p>
          </table:table-cell>
          <table:table-cell table:style-name="ce2" table:formula="of:=[.M15]+[.O15]" office:value-type="float" office:value="706.685714285714">
            <text:p>706.69</text:p>
          </table:table-cell>
          <table:table-cell table:style-name="ce2" table:formula="of:=SQRT([.P15]^2+[.Q15]^2)" office:value-type="float" office:value="823.742258085077">
            <text:p>823.74</text:p>
          </table:table-cell>
          <table:table-cell table:style-name="ce2" table:formula="of:=-[.P15]*([.C15]-[.$E$3])" office:value-type="float" office:value="-2116.28571428571">
            <text:p>-2116.29</text:p>
          </table:table-cell>
          <table:table-cell table:style-name="ce2" table:formula="of:=[.Q15]*([.B15]-[.$E$2])" office:value-type="float" office:value="1766.71428571429">
            <text:p>1766.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([.B16]-[.$B$17])" office:value-type="float" office:value="1.25">
            <text:p>1.25</text:p>
          </table:table-cell>
          <table:table-cell table:formula="of:=[.C16]-[.$C$17]" office:value-type="float" office:value="1">
            <text:p>1</text:p>
          </table:table-cell>
          <table:table-cell table:style-name="ce2" table:formula="of:=[.D16]^2+[.E16]^2" office:value-type="float" office:value="2.5625">
            <text:p>2.56</text:p>
          </table:table-cell>
          <table:table-cell table:style-name="ce2" table:formula="of:=SQRT([.F16])" office:value-type="float" office:value="1.60078105935821">
            <text:p>1.60</text:p>
          </table:table-cell>
          <table:table-cell table:style-name="ce2" table:formula="of:=[.G16]/[.$F$17]" office:value-type="float" office:value="0.182946406783796">
            <text:p>0.18</text:p>
          </table:table-cell>
          <table:table-cell table:style-name="ce2" table:formula="of:=[.$B$21]*[.H16]" office:value-type="float" office:value="-277.346752684234">
            <text:p>-277.35</text:p>
          </table:table-cell>
          <table:table-cell table:style-name="ce2" table:formula="of:=[.D16]/[.G16]" office:value-type="float" office:value="0.78086880944303">
            <text:p>0.78</text:p>
          </table:table-cell>
          <table:table-cell table:style-name="ce2" table:formula="of:=[.E16]/[.G16]" office:value-type="float" office:value="0.624695047554424">
            <text:p>0.62</text:p>
          </table:table-cell>
          <table:table-cell table:formula="of:=[.$B$2]/[.$A$17]" office:value-type="float" office:value="250">
            <text:p>250</text:p>
          </table:table-cell>
          <table:table-cell table:formula="of:=[.$B$3]/[.$A$17]" office:value-type="float" office:value="750">
            <text:p>750</text:p>
          </table:table-cell>
          <table:table-cell table:style-name="ce2" table:formula="of:=-[.I16]*[.K16]" office:value-type="float" office:value="173.257142857143">
            <text:p>173.26</text:p>
          </table:table-cell>
          <table:table-cell table:style-name="ce2" table:formula="of:=[.I16]*[.J16]" office:value-type="float" office:value="-216.571428571429">
            <text:p>-216.57</text:p>
          </table:table-cell>
          <table:table-cell table:style-name="ce2" table:formula="of:=[.L16]+[.N16]" office:value-type="float" office:value="423.257142857143">
            <text:p>423.26</text:p>
          </table:table-cell>
          <table:table-cell table:style-name="ce2" table:formula="of:=[.M16]+[.O16]" office:value-type="float" office:value="533.428571428571">
            <text:p>533.43</text:p>
          </table:table-cell>
          <table:table-cell table:style-name="ce2" table:formula="of:=SQRT([.P16]^2+[.Q16]^2)" office:value-type="float" office:value="680.949814447378">
            <text:p>680.95</text:p>
          </table:table-cell>
          <table:table-cell table:style-name="ce2" table:formula="of:=-[.P16]*([.C16]-[.$E$3])" office:value-type="float" office:value="-2116.28571428571">
            <text:p>-2116.29</text:p>
          </table:table-cell>
          <table:table-cell table:style-name="ce2" table:formula="of:=[.Q16]*([.B16]-[.$E$2])" office:value-type="float" office:value="1867">
            <text:p>1867.00</text:p>
          </table:table-cell>
        </table:table-row>
        <table:table-row table:style-name="ro1">
          <table:table-cell table:formula="of:=COUNT([.A13:.A16])" office:value-type="float" office:value="4">
            <text:p>4</text:p>
          </table:table-cell>
          <table:table-cell table:formula="of:=AVERAGE([.B13:.B16])" office:value-type="float" office:value="3.75">
            <text:p>3.75</text:p>
          </table:table-cell>
          <table:table-cell table:formula="of:=AVERAGE([.C13:.C16])" office:value-type="float" office:value="1">
            <text:p>1</text:p>
          </table:table-cell>
          <table:table-cell table:number-columns-repeated="2"/>
          <table:table-cell table:formula="of:=SUM([.F13:.F16])" office:value-type="float" office:value="8.75">
            <text:p>8.75</text:p>
          </table:table-cell>
          <table:table-cell table:style-name="ce2"/>
          <table:table-cell table:number-columns-repeated="8"/>
          <table:table-cell table:formula="of:=SUM([.P13:.P16])" office:value-type="float" office:value="1000">
            <text:p>1000</text:p>
          </table:table-cell>
          <table:table-cell table:formula="of:=SUM([.Q13:.Q16])" office:value-type="float" office:value="3000">
            <text:p>3000</text:p>
          </table:table-cell>
          <table:table-cell/>
          <table:table-cell table:style-name="ce2" table:formula="of:=SUM([.S13:.S16])" office:value-type="float" office:value="-5039.54285714286">
            <text:p>-5039.54</text:p>
          </table:table-cell>
          <table:table-cell table:style-name="ce2" table:formula="of:=SUM([.T13:.T16])" office:value-type="float" office:value="6273.54285714286">
            <text:p>6273.54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Mz due to Fx</text:p>
          </table:table-cell>
          <table:table-cell table:formula="of:=([.C17]-[.E3])*[.B2]" office:value-type="float" office:value="4000">
            <text:p>4000</text:p>
          </table:table-cell>
          <table:table-cell table:number-columns-repeated="18"/>
        </table:table-row>
        <table:table-row table:style-name="ro2">
          <table:table-cell office:value-type="string">
            <text:p>Mz due to Fy</text:p>
          </table:table-cell>
          <table:table-cell table:style-name="ce1" table:formula="of:=-([.B17]-[.E2])*[.B3]" office:value-type="float" office:value="-6750">
            <text:p>-6750</text:p>
          </table:table-cell>
          <table:table-cell table:number-columns-repeated="18"/>
        </table:table-row>
        <table:table-row table:style-name="ro2">
          <table:table-cell office:value-type="string">
            <text:p>Total Mz</text:p>
          </table:table-cell>
          <table:table-cell table:formula="of:=[.B19]+[.B20]+[.B4]" office:value-type="float" office:value="-1516">
            <text:p>-1516</text:p>
          </table:table-cell>
          <table:table-cell table:number-columns-repeated="18"/>
        </table:table-row>
        <table:table-row table:style-name="ro3">
          <table:table-cell table:number-columns-repeated="20"/>
        </table:table-row>
        <table:table-row table:style-name="ro1">
          <table:table-cell/>
          <table:table-cell office:value-type="string">
            <text:p>Resultants</text:p>
          </table:table-cell>
          <table:table-cell office:value-type="string">
            <text:p>Error</text:p>
          </table:table-cell>
          <table:table-cell table:number-columns-repeated="17"/>
        </table:table-row>
        <table:table-row table:style-name="ro2">
          <table:table-cell office:value-type="string">
            <text:p>Resulting Fx</text:p>
          </table:table-cell>
          <table:table-cell table:formula="of:=[.P17]" office:value-type="float" office:value="1000">
            <text:p>1000</text:p>
          </table:table-cell>
          <table:table-cell table:style-name="ce3" table:formula="of:=ABS([.B2]-[.B24])/ABS([.B24])" office:value-type="percentage" office:value="0">
            <text:p>0.0000%</text:p>
          </table:table-cell>
          <table:table-cell table:number-columns-repeated="17"/>
        </table:table-row>
        <table:table-row table:style-name="ro2">
          <table:table-cell office:value-type="string">
            <text:p>Resulting Fy</text:p>
          </table:table-cell>
          <table:table-cell table:formula="of:=[.Q17]" office:value-type="float" office:value="3000">
            <text:p>3000</text:p>
          </table:table-cell>
          <table:table-cell table:style-name="ce3" table:formula="of:=ABS([.B25]-[.B3])/ABS([.B3])" office:value-type="percentage" office:value="0">
            <text:p>0.0000%</text:p>
          </table:table-cell>
          <table:table-cell table:number-columns-repeated="17"/>
        </table:table-row>
        <table:table-row table:style-name="ro1">
          <table:table-cell office:value-type="string">
            <text:p>Moment</text:p>
          </table:table-cell>
          <table:table-cell table:style-name="ce2" table:formula="of:=[.S17]+[.T17]" office:value-type="float" office:value="1234">
            <text:p>1234.00</text:p>
          </table:table-cell>
          <table:table-cell table:style-name="ce3" table:formula="of:=ABS([.B26]-[.B4])/ABS([.B4])" office:value-type="percentage" office:value="0">
            <text:p>0.0000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percentage-style style:name="N128">
      <number:number number:decimal-places="3" number:min-integer-digits="1"/>
      <number:text>%</number:text>
    </number:percentage-style>
    <number:percentage-style style:name="N129">
      <number:number number:decimal-places="4" number:min-integer-digits="1"/>
      <number:text>%</number:text>
    </number:percentage-style>
    <number:percentage-style style:name="N130">
      <number:number number:decimal-places="5" number:min-integer-digits="1"/>
      <number:text>%</number:text>
    </number:percentage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</meta:initial-creator>
    <meta:creation-date>2013-07-15T21:19:24</meta:creation-date>
    <dc:date>2013-07-15T22:17:33</dc:date>
    <dc:creator>Greg </dc:creator>
    <meta:editing-duration>PT42M59S</meta:editing-duration>
    <meta:editing-cycles>10</meta:editing-cycles>
    <meta:generator>LibreOffice/4.0.2.2$Linux_X86_64 LibreOffice_project/400m0$Build-2</meta:generator>
    <meta:document-statistic meta:table-count="1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85cm" svg:height="10.714cm" xlink:href=".." xlink:type="simple" chart:class="chart:scatter" chart:row-mapping="0 5" chart:style-name="ch1">
        <chart:legend chart:legend-position="end" svg:x="15.122cm" svg:y="4.56cm" style:legend-expansion="high" chart:style-name="ch2"/>
        <chart:plot-area chart:style-name="ch3" table:cell-range-address="Sheet1.E2:Sheet1.E3 Sheet1.C13:Sheet1.C17" chart:data-source-has-labels="row" svg:x="0.797cm" svg:y="0.991cm" svg:width="13.631cm" svg:height="9.089cm">
          <chartooo:coordinate-region svg:x="1.339cm" svg:y="1.19cm" svg:width="12.995cm" svg:height="8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3" chart:class="chart:scatter">
            <chart:domain table:cell-range-address="Sheet1.E2:Sheet1.E2"/>
            <chart:data-point/>
          </chart:series>
          <chart:series chart:style-name="ch8" chart:values-cell-range-address="Sheet1.C17:Sheet1.C17" chart:class="chart:scatter">
            <chart:domain table:cell-range-address="Sheet1.B17:Sheet1.B17"/>
            <chart:data-point/>
          </chart:series>
          <chart:series chart:style-name="ch9" chart:values-cell-range-address="Sheet1.C13:Sheet1.C16" chart:class="chart:scatter">
            <chart:domain table:cell-range-address="Sheet1.B13:Sheet1.B1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Sheet1.E2:Sheet1.E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3">
                <text:p>-3</text:p>
                <draw:g>
                  <svg:desc>Sheet1.E3:Sheet1.E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75">
                <text:p>3.75</text:p>
                <draw:g>
                  <svg:desc>Sheet1.B17:Sheet1.B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17:Sheet1.C17</svg:desc>
                </draw:g>
              </table:table-cell>
            </table:table-row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13:Sheet1.B1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Sheet1.C13:Sheet1.C1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